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599163886361260247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831058229059224223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469282287292870653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  <text:p text:style-name="P14"/>
      <text:p text:style-name="P14">Mon 5/16/16: <text:span text:style-name="T1">4 miles</text:span></text:p>
      <text:p text:style-name="P14">I walked and ran 3 miles alternating walking and running every ¼ mile. <text:s/>The average pace was 12:08/mile. Then I walked a mile home.</text:p>
      <text:p text:style-name="P14"/>
      <text:p text:style-name="P14">Tues 5/17/16: <text:span text:style-name="T1">1.5 miles</text:span></text:p>
      <text:p text:style-name="P14">On the indoor track I ran a mile in 9:28 and walked and ran a ½ mile in 6:48.</text:p>
      <text:p text:style-name="P14"/>
      <text:p text:style-name="P14">Wed 5/18/16: <text:span text:style-name="T1">5 miles</text:span></text:p>
      <text:p text:style-name="P14">I ran 1 mile to the outdoor track and 3 miles on the track:</text:p>
      <text:p text:style-name="P14">10:39+9:40+9:08+8:21=37:48</text:p>
      <text:p text:style-name="P14">Then I walked and ran 1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8T11:04:52.42</dc:date>
    <dc:creator>James Lombardi</dc:creator>
    <meta:editing-duration>PT23H23M30S</meta:editing-duration>
    <meta:editing-cycles>124</meta:editing-cycles>
    <meta:document-statistic meta:table-count="0" meta:image-count="0" meta:object-count="0" meta:page-count="13" meta:paragraph-count="394" meta:word-count="4312" meta:character-count="21788"/>
  </office:meta>
</office:document-meta>
</file>